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c26" officeooo:paragraph-rsid="00050c26"/>
    </style:style>
    <style:style style:name="P2" style:family="paragraph" style:parent-style-name="Standard">
      <style:text-properties officeooo:rsid="00050c26" officeooo:paragraph-rsid="0005b547"/>
    </style:style>
    <style:style style:name="P3" style:family="paragraph" style:parent-style-name="Standard">
      <style:text-properties officeooo:rsid="00050c26" officeooo:paragraph-rsid="000823a6"/>
    </style:style>
    <style:style style:name="P4" style:family="paragraph" style:parent-style-name="Standard">
      <style:text-properties officeooo:rsid="00050c26" officeooo:paragraph-rsid="000b298f"/>
    </style:style>
    <style:style style:name="P5" style:family="paragraph" style:parent-style-name="Standard">
      <style:text-properties officeooo:rsid="00050c26" officeooo:paragraph-rsid="000dc855"/>
    </style:style>
    <style:style style:name="P6" style:family="paragraph" style:parent-style-name="Standard">
      <style:text-properties fo:font-weight="bold" officeooo:rsid="00050c26" officeooo:paragraph-rsid="00050c26" style:font-weight-asian="bold" style:font-weight-complex="bold"/>
    </style:style>
    <style:style style:name="P7" style:family="paragraph" style:parent-style-name="Standard">
      <style:text-properties fo:font-weight="bold" officeooo:rsid="000434ac" officeooo:paragraph-rsid="000434ac" style:font-weight-asian="bold" style:font-weight-complex="bold"/>
    </style:style>
    <style:style style:name="P8" style:family="paragraph" style:parent-style-name="Standard">
      <style:text-properties fo:font-weight="bold" officeooo:rsid="0006aa7e" officeooo:paragraph-rsid="0006aa7e" style:font-weight-asian="bold" style:font-weight-complex="bold"/>
    </style:style>
    <style:style style:name="P9" style:family="paragraph" style:parent-style-name="Standard">
      <style:text-properties fo:font-weight="bold" officeooo:rsid="0006aa7e" officeooo:paragraph-rsid="000823a6" style:font-weight-asian="bold" style:font-weight-complex="bold"/>
    </style:style>
    <style:style style:name="P10" style:family="paragraph" style:parent-style-name="Standard">
      <style:text-properties fo:font-weight="bold" officeooo:rsid="0009d1cd" officeooo:paragraph-rsid="0009d1cd" style:font-weight-asian="bold" style:font-weight-complex="bold"/>
    </style:style>
    <style:style style:name="P11" style:family="paragraph" style:parent-style-name="Standard">
      <style:text-properties fo:font-weight="bold" officeooo:rsid="000823a6" officeooo:paragraph-rsid="000823a6" style:font-weight-asian="bold" style:font-weight-complex="bold"/>
    </style:style>
    <style:style style:name="P12" style:family="paragraph" style:parent-style-name="Standard">
      <style:text-properties fo:font-weight="bold" officeooo:rsid="00091a92" officeooo:paragraph-rsid="00091a92" style:font-weight-asian="bold" style:font-weight-complex="bold"/>
    </style:style>
    <style:style style:name="P13" style:family="paragraph" style:parent-style-name="Standard">
      <style:text-properties fo:font-weight="bold" officeooo:rsid="000fb03a" officeooo:paragraph-rsid="000fb03a" style:font-weight-asian="bold" style:font-weight-complex="bold"/>
    </style:style>
    <style:style style:name="P14" style:family="paragraph" style:parent-style-name="Standard">
      <style:text-properties fo:font-weight="bold" officeooo:rsid="001054ea" officeooo:paragraph-rsid="001054ea" style:font-weight-asian="bold" style:font-weight-complex="bold"/>
    </style:style>
    <style:style style:name="P15" style:family="paragraph" style:parent-style-name="Standard">
      <style:text-properties fo:font-weight="bold" officeooo:rsid="0012eb0a" officeooo:paragraph-rsid="0012eb0a" style:font-weight-asian="bold" style:font-weight-complex="bold"/>
    </style:style>
    <style:style style:name="P16" style:family="paragraph" style:parent-style-name="Standard">
      <style:text-properties fo:font-weight="normal" officeooo:rsid="00050c26" officeooo:paragraph-rsid="00050c26" style:font-weight-asian="normal" style:font-weight-complex="normal"/>
    </style:style>
    <style:style style:name="P17" style:family="paragraph" style:parent-style-name="Standard">
      <style:text-properties fo:font-weight="normal" officeooo:rsid="00050c26" officeooo:paragraph-rsid="0006aa7e" style:font-weight-asian="normal" style:font-weight-complex="normal"/>
    </style:style>
    <style:style style:name="P18" style:family="paragraph" style:parent-style-name="Standard">
      <style:text-properties fo:font-weight="normal" officeooo:rsid="0005b547" officeooo:paragraph-rsid="0005b547" style:font-weight-asian="normal" style:font-weight-complex="normal"/>
    </style:style>
    <style:style style:name="P19" style:family="paragraph" style:parent-style-name="Standard">
      <style:text-properties fo:font-weight="normal" officeooo:rsid="0005b547" officeooo:paragraph-rsid="000b298f" style:font-weight-asian="normal" style:font-weight-complex="normal"/>
    </style:style>
    <style:style style:name="P20" style:family="paragraph" style:parent-style-name="Standard">
      <style:text-properties fo:font-weight="normal" officeooo:rsid="000823a6" officeooo:paragraph-rsid="000823a6" style:font-weight-asian="normal" style:font-weight-complex="normal"/>
    </style:style>
    <style:style style:name="P21" style:family="paragraph" style:parent-style-name="Standard">
      <style:text-properties fo:font-weight="normal" officeooo:rsid="00174933" officeooo:paragraph-rsid="00174933" style:font-weight-asian="normal" style:font-weight-complex="normal"/>
    </style:style>
    <style:style style:name="P22" style:family="paragraph" style:parent-style-name="Standard">
      <style:text-properties fo:font-weight="normal" officeooo:rsid="00187a75" officeooo:paragraph-rsid="00187a75" style:font-weight-asian="normal" style:font-weight-complex="normal"/>
    </style:style>
    <style:style style:name="P23" style:family="paragraph" style:parent-style-name="Standard">
      <style:text-properties fo:font-weight="bold" officeooo:rsid="0005b547" officeooo:paragraph-rsid="0005b547" style:font-weight-asian="bold" style:font-weight-complex="bold"/>
    </style:style>
    <style:style style:name="P24" style:family="paragraph" style:parent-style-name="Standard">
      <style:text-properties fo:font-weight="bold" officeooo:rsid="00187a75" officeooo:paragraph-rsid="00187a7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b547" style:font-weight-asian="bold" style:font-weight-complex="bold"/>
    </style:style>
    <style:style style:name="T3" style:family="text">
      <style:text-properties fo:font-weight="bold" officeooo:rsid="000823a6" style:font-weight-asian="bold" style:font-weight-complex="bold"/>
    </style:style>
    <style:style style:name="T4" style:family="text">
      <style:text-properties fo:font-weight="bold" officeooo:rsid="0006aa7e" style:font-weight-asian="bold" style:font-weight-complex="bold"/>
    </style:style>
    <style:style style:name="T5" style:family="text">
      <style:text-properties fo:font-weight="bold" officeooo:rsid="000dc855" style:font-weight-asian="bold" style:font-weight-complex="bold"/>
    </style:style>
    <style:style style:name="T6" style:family="text">
      <style:text-properties fo:font-weight="bold" officeooo:rsid="0012eb0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50c26" style:font-weight-asian="normal" style:font-weight-complex="normal"/>
    </style:style>
    <style:style style:name="T9" style:family="text">
      <style:text-properties fo:font-weight="normal" officeooo:rsid="0005b547" style:font-weight-asian="normal" style:font-weight-complex="normal"/>
    </style:style>
    <style:style style:name="T10" style:family="text">
      <style:text-properties fo:font-weight="normal" officeooo:rsid="000fb03a" style:font-weight-asian="normal" style:font-weight-complex="normal"/>
    </style:style>
    <style:style style:name="T11" style:family="text">
      <style:text-properties officeooo:rsid="000434ac"/>
    </style:style>
    <style:style style:name="T12" style:family="text">
      <style:text-properties officeooo:rsid="000823a6"/>
    </style:style>
    <style:style style:name="T13" style:family="text">
      <style:text-properties officeooo:rsid="000898b6"/>
    </style:style>
    <style:style style:name="T14" style:family="text">
      <style:text-properties officeooo:rsid="00091a92"/>
    </style:style>
    <style:style style:name="T15" style:family="text">
      <style:text-properties officeooo:rsid="0012eb0a"/>
    </style:style>
    <style:style style:name="T16" style:family="text">
      <style:text-properties officeooo:rsid="001493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ercice 1 :</text:p>
      <text:p text:style-name="P8"/>
      <text:p text:style-name="P8">1)<text:span text:style-name="T11"> Deux moyen physiques pour injecter une faute dans un composant et les expliquer brièvement</text:span></text:p>
      <text:p text:style-name="P8"><text:tab/>Laser et champ magnétique : cible un endroit afin de modifier un bit.</text:p>
      <text:p text:style-name="P8">2)<text:span text:style-name="T11"> </text:span><text:span text:style-name="T8">Deux applications de la éco-conception matérielle de composants</text:span></text:p>
      <text:p text:style-name="P8"><text:tab/>la rétro conception permet par exemple de retrouver un secret cryptographique ou de trouver des chevaux de troie matériels.</text:p>
      <text:p text:style-name="P8"/>
      <text:p text:style-name="P8"/>
      <text:p text:style-name="P8"/>
      <text:p text:style-name="P8">Exercice 2 :</text:p>
      <text:p text:style-name="P8"/>
      <text:p text:style-name="P8">1)<text:span text:style-name="T8"> Pseudo-code implantant la vérification d'un code PIN composé de 4 digits et évaluer sa complexité en temps. </text:span></text:p>
      <text:p text:style-name="P8"><text:tab/>verif(code){</text:p>
      <text:p text:style-name="P8"><text:tab/><text:tab/>pour i de 1 à 4 faire </text:p>
      <text:p text:style-name="P8"><text:tab/><text:tab/>{</text:p>
      <text:p text:style-name="P8"><text:tab/><text:tab/><text:tab/>si code[i] != secret[i]</text:p>
      <text:p text:style-name="P8"><text:tab/><text:tab/><text:tab/><text:tab/>return 0;</text:p>
      <text:p text:style-name="P8"><text:tab/><text:tab/>}</text:p>
      <text:p text:style-name="P8"><text:tab/><text:tab/>return 1;</text:p>
      <text:p text:style-name="P8"><text:tab/>}<text:tab/></text:p>
      <text:p text:style-name="P8"><text:tab/>complexité : to(#digit)</text:p>
      <text:p text:style-name="P17"/>
      <text:p text:style-name="P3"><text:span text:style-name="T1">2-</text:span><text:span text:style-name="T7"> Vérifier la résistance de l'implantation vis-a-vis d'une attaque utilisant le temps mis par le matériel pour faire la vérification.</text:span></text:p>
      <text:p text:style-name="P11">Aucune résistance modification : </text:p>
      <text:p text:style-name="P20">Corriger l'implantation pour qu'elle résiste a ce type d'attaque.</text:p>
      <text:p text:style-name="P3"><text:span text:style-name="T3"><text:tab/></text:span><text:span text:style-name="T4">verif(code){</text:span></text:p>
      <text:p text:style-name="P3"><text:span text:style-name="T4"><text:tab/><text:tab/></text:span><text:span text:style-name="T3">res=true </text:span></text:p>
      <text:p text:style-name="P9"><text:tab/><text:tab/>pour i de 1 à 4 faire </text:p>
      <text:p text:style-name="P9"><text:tab/><text:tab/>{</text:p>
      <text:p text:style-name="P9"><text:tab/><text:tab/><text:tab/>si code[i] != secret[i]</text:p>
      <text:p text:style-name="P9"><text:tab/><text:tab/><text:tab/><text:span text:style-name="T13">{</text:span><text:tab/><text:span text:style-name="T12">res=false<text:tab/>}</text:span></text:p>
      <text:p text:style-name="P9"><text:tab/><text:tab/><text:tab/><text:span text:style-name="T14">sinon</text:span></text:p>
      <text:p text:style-name="P9"><text:tab/><text:tab/><text:tab/><text:span text:style-name="T14">{<text:tab/>bruit = true<text:tab/>} // instruction inutile</text:span></text:p>
      <text:p text:style-name="P9"><text:tab/><text:tab/>}</text:p>
      <text:p text:style-name="P9"><text:tab/><text:tab/>return <text:span text:style-name="T12">res</text:span>;</text:p>
      <text:p text:style-name="P5"><text:span text:style-name="T4"><text:tab/>}</text:span><text:span text:style-name="T7"><text:line-break/><text:line-break/><text:line-break/></text:span><text:span text:style-name="T1">3- </text:span><text:span text:style-name="T7">Vérifier la résistance du pseudo-code contre les attaques consistant a injecter des fautes durant les calculs pour retrouver la valeur du code PIN.</text:span></text:p>
      <text:p text:style-name="P5"><text:span text:style-name="T5">Celui-ci ne résiste pas à l’injection de faute pour cela nous pouvons implémenté une redondence des calculs pour vérif une seconde vérification par exemple.</text:span><text:span text:style-name="T7"><text:line-break/></text:span></text:p>
      <text:p text:style-name="P1"><text:span text:style-name="T1">4-</text:span><text:span text:style-name="T7"> Les contre-mesures qui permettraient au pseudo-code de résister aux attaques par fautes exhibées précédemment.</text:span></text:p>
      <text:p text:style-name="P12">Sont la redondence et l’introduction de bruit.</text:p>
      <text:p text:style-name="P12"/>
      <text:p text:style-name="P6"/>
      <text:p text:style-name="P6"><text:soft-page-break/>Exercice 3 :</text:p>
      <text:p text:style-name="P16"/>
      <text:p text:style-name="P1"><text:span text:style-name="T1">1-</text:span><text:span text:style-name="T7"> Les différentes menaces « non logicielles » pesant sur les systèmes informatiques isolés d'Internet.</text:span></text:p>
      <text:p text:style-name="P10">SCA <text:span text:style-name="T16">(eletromagnétisme, laser, ...)</text:span>, FA, <text:span text:style-name="T16">attaque invasive</text:span></text:p>
      <text:p text:style-name="P4"><text:span text:style-name="T1">2- </text:span><text:span text:style-name="T7">Les menaces particulières qui font peser les interfaces radio intégrées a un </text:span><text:span text:style-name="T9">systèmes.</text:span></text:p>
      <text:p text:style-name="P19"><text:span text:style-name="T6">Intercepter ou brouiller</text:span> </text:p>
      <text:p text:style-name="P16"/>
      <text:p text:style-name="P2"><text:span text:style-name="T1">3-</text:span><text:span text:style-name="T7"> Les paramètres </text:span><text:span text:style-name="T9">sur les quelles peut jouer un attaquant pour capter les signaux RF émis par un système </text:span><text:span text:style-name="T10">sont :</text:span></text:p>
      <text:p text:style-name="P14"><text:span text:style-name="T15">L</text:span>e visuel. <text:span text:style-name="T15">Visibilité. L’intensité. Fréquence</text:span></text:p>
      <text:p text:style-name="P13">La distance et avoir une vue afin de capter le signal (fenêtre et signal infrarouge par exemple)</text:p>
      <text:p text:style-name="P18"/>
      <text:p text:style-name="P2"><text:span text:style-name="T2">4-</text:span><text:span text:style-name="T9"> Les durcissements qui peuvent apporter a un systèmes afin de limiter les risques inhérents a l'utilisation des liens radios. </text:span></text:p>
      <text:p text:style-name="P15">Fenetre isolés renforcé. Mur renforcé avec une cage de faraday.</text:p>
      <text:p text:style-name="P18"/>
      <text:p text:style-name="P2"><text:span text:style-name="T2">5-</text:span><text:span text:style-name="T9"> Les radios logicielles impactent la sécurité des systèmes informatiques</text:span></text:p>
      <text:p text:style-name="P24">Sur les radios logicielles, elles contiennent une bien plus grosse partie logiciels que les radio matériels car sur une radio matériel faire une reprogrammation coute bien plus chere qu’une mise à jour.</text:p>
      <text:p text:style-name="P18"/>
      <text:p text:style-name="P2"><text:span text:style-name="T2">6-</text:span><text:span text:style-name="T9"> Les exemples de sites directement impactés par les menaces d'origines électromagnétiques</text:span></text:p>
      <text:p text:style-name="P15">Salle de réunion, salle de serveur, sytème de sécurité des voitures</text:p>
      <text:p text:style-name="P18"/>
      <text:p text:style-name="P23">Exercice 4 :</text:p>
      <text:p text:style-name="P23"/>
      <text:p text:style-name="P21">Cage de faraday</text:p>
      <text:p text:style-name="P21">fibre optique</text:p>
      <text:p text:style-name="P21">salle de réunion / serveur au milieu de l’immeuble</text:p>
      <text:p text:style-name="P21">attribué des zones dans l’immeuble</text:p>
      <text:p text:style-name="P21">renforcé les murs / Durcissement de l’infrastructure</text:p>
      <text:p text:style-name="P21"/>
      <text:p text:style-name="P22">A partir du 3.b</text:p>
      <text:p text:style-name="P21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5:12:03.598416636</meta:creation-date>
    <dc:date>2017-03-17T13:05:57.698654452</dc:date>
    <meta:editing-duration>PT1H51M23S</meta:editing-duration>
    <meta:editing-cycles>5</meta:editing-cycles>
    <meta:generator>LibreOffice/5.1.6.2$Linux_x86 LibreOffice_project/07ac168c60a517dba0f0d7bc7540f5afa45f0909</meta:generator>
    <meta:document-statistic meta:table-count="0" meta:image-count="0" meta:object-count="0" meta:page-count="2" meta:paragraph-count="54" meta:word-count="448" meta:character-count="2823" meta:non-whitespace-character-count="2374"/>
  </office:meta>
</office:document-meta>
</file>